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8pt" fo:font-weight="bold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Calibri" fo:font-size="11pt" fo:font-weight="normal" fo:background-color="transparent" style:font-name-asian="Calibri" style:font-name-complex="Calibri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P - Exo SQL 3 - Entreprise</text:p>
      <text:p text:style-name="P1"/>
      <text:p text:style-name="P5">Préparation.</text:p>
      <text:p text:style-name="P1">Télécharger la base de données <text:s/>: bdd_mysql</text:p>
      <text:p text:style-name="P6"><text:span text:style-name="T1">Elle contient les tables categories, clients, commandes, details_commandes, employes, fournisseurs et produits.</text:span></text:p>
      <text:p text:style-name="P1"/>
      <text:p text:style-name="P5">Niveau 1.</text:p>
      <text:list xml:id="list4087058107940620197" text:style-name="L2">
        <text:list-item>
          <text:p text:style-name="P2">Construire une requête SQL affichant tous les employés de la société</text:p>
        </text:list-item>
        <text:list-item>
          <text:p text:style-name="P2">Construire une requête SQL affichant toutes les catégories de la société</text:p>
        </text:list-item>
        <text:list-item>
          <text:p text:style-name="P2">Construire une requête SQL affichant les noms, prénoms et date de naissance et la commission (à 0 si pas de commission) de tous les employés de la société </text:p>
        </text:list-item>
        <text:list-item>
          <text:p text:style-name="P2">Afficher la liste des fonctions des employés de la société</text:p>
        </text:list-item>
        <text:list-item>
          <text:p text:style-name="P2">Afficher la liste des pays de nos clients</text:p>
        </text:list-item>
        <text:list-item>
          <text:p text:style-name="P2">Afficher la liste des localités dans lesquelles il existe au moins un client</text:p>
        </text:list-item>
        <text:list-item>
          <text:p text:style-name="P2">Afficher les produits commercialisés et la valeur de stock par produit (prix unitaire*quantité en stock)</text:p>
        </text:list-item>
        <text:list-item>
          <text:p text:style-name="P2">Afficher le nom, le prénom, l'âge et l'ancienneté des employés, dans la société</text:p>
        </text:list-item>
        <text:list-item>
          <text:p text:style-name="P2">Ecrivez la requête qui permet d'afficher : Employé a un gain annuel sur 12 mois / Fuller gagne 12000 par an</text:p>
        </text:list-item>
        <text:list-item>
          <text:p text:style-name="P2">Afficher le nom de la société et les pays des clients qui habitent à Toulouse</text:p>
        </text:list-item>
        <text:list-item>
          <text:p text:style-name="P2">Afficher le nom, prénom et fonction des employés dirigés par l'employé numéro 2</text:p>
        </text:list-item>
        <text:list-item>
          <text:p text:style-name="P2"><text:s/>Afficher le nom, prénom et fonction des employés qui ne sont pas des représentants</text:p>
        </text:list-item>
        <text:list-item>
          <text:p text:style-name="P2">Afficher le nom, prénom et fonction des employés qui ont un salaire &lt; 3500€</text:p>
        </text:list-item>
        <text:list-item>
          <text:p text:style-name="P2">Afficher le nom de la société, la ville et les pays des clients qui n'ont pas de fax</text:p>
        </text:list-item>
        <text:list-item>
          <text:p text:style-name="P2"><text:s/>Afficher le nom, prénom et fonction des employés qui n'ont pas de supérieur</text:p>
        </text:list-item>
        <text:list-item>
          <text:p text:style-name="P2">Trier les employés par nom de salariés en ordre décroissant</text:p>
        </text:list-item>
        <text:list-item>
          <text:p text:style-name="P2">Trier les clients par pays</text:p>
        </text:list-item>
        <text:list-item>
          <text:p text:style-name="P2">Trier les clients par pays et par ville</text:p>
        </text:list-item>
        <text:list-item>
          <text:p text:style-name="P2">Affichez le nom, prénom, fonction et salaire des employés qui ont un salaire compris entre 2500 et 3500 </text:p>
        </text:list-item>
      </text:list>
      <text:p text:style-name="P1"/>
      <text:p text:style-name="P1"/>
      <text:p text:style-name="P5">Niveau 2.</text:p>
      <text:list xml:id="list606554615958314195" text:style-name="L3">
        <text:list-item>
          <text:p text:style-name="P3">Affichez le nom du produit, le nom du fournisseur, le nom de la catégorie et les quantités de produits qui ne sont pas d'une des catégories 1, 3, 5 et 7</text:p>
        </text:list-item>
        <text:list-item>
          <text:p text:style-name="P3">Affichez le nom du produit, le nom du fournisseur, le nom de la catégorie et les quantités des produits qui ont le numéro fournisseur entre 1 et 3 <text:s/>ou un code catégorie entre 1 et 3, et pour lesquelles les quantités sont données en boîtes ou en cartons.</text:p>
        </text:list-item>
        <text:list-item>
          <text:p text:style-name="P3">Écrivez la requête qui permet d'afficher le nom des employés qui ont effectué au moins une vente pour un client parisien</text:p>
        </text:list-item>
        <text:list-item>
          <text:p text:style-name="P3">Affichez le nom des produits et le nom des fournisseurs pour les produits des catégories 1, 4 et 7</text:p>
        </text:list-item>
        <text:list-item>
          <text:p text:style-name="P3">Affichez la liste des employés ainsi que le nom de leur supérieur hiérarchique</text:p>
        </text:list-item>
        <text:list-item>
          <text:p text:style-name="P3">Affichez la somme des salaires et des commissions des employés</text:p>
        </text:list-item>
        <text:list-item>
          <text:p text:style-name="P3">Affichez la moyenne des salaires et des commissions des employés</text:p>
        </text:list-item>
        <text:list-item>
          <text:p text:style-name="P3">Affichez le salaire maximum et la plus petite commission des employés</text:p>
        </text:list-item>
        <text:list-item>
          <text:p text:style-name="P3">Affichez le nombre distinct de fonction</text:p>
        </text:list-item>
        <text:list-item>
          <text:p text:style-name="P3">Écrivez la requête qui permet d’afficher la masse salariale des employés par fonction</text:p>
        </text:list-item>
        <text:list-item>
          <text:p text:style-name="P3">Affichez le numéro de commande de celles qui comportent plus de 5 références de produit</text:p>
        </text:list-item>
      </text:list>
      <text:p text:style-name="P5"><text:soft-page-break/>Niveau 3.</text:p>
      <text:list xml:id="list435946569137686789" text:style-name="L4">
        <text:list-item>
          <text:p text:style-name="P4">Afficher la valeur des produits en stock et la valeur des produits commandés par fournisseur pour les fournisseurs qui ont un numéro compris entre 3 et 6</text:p>
        </text:list-item>
        <text:list-item>
          <text:p text:style-name="P4">Quelle date sera-t-il dans 3 mois ?</text:p>
        </text:list-item>
        <text:list-item>
          <text:p text:style-name="P4">Affichez la société, adresse et ville de résidence pour tous les tiers de l’entreprise</text:p>
        </text:list-item>
        <text:list-item>
          <text:p text:style-name="P4">Affichez toutes les commandes qui comportent en même temps des produits de catégorie 1 du fournisseur 1 et des produits de catégorie 2 du fournisseur 2</text:p>
        </text:list-item>
        <text:list-item>
          <text:p text:style-name="P4">Affichez la liste des produits que les clients parisiens ne commandent pas</text:p>
        </text:list-item>
        <text:list-item>
          <text:p text:style-name="P4">Affichez tous les produits pour lesquels la quantité en stock est inférieur à la moyenne des quantités en stock</text:p>
        </text:list-item>
        <text:list-item>
          <text:p text:style-name="P4">Affichez toutes les commandes pour lesquelles les frais de ports dépassent la moyenne des frais de ports pour ce client</text:p>
        </text:list-item>
        <text:list-item>
          <text:p text:style-name="P4">Affichez les produits pour lesquels la quantité en stock est supérieure à la quantité en stock de chacun des produits de catégorie 3</text:p>
        </text:list-item>
        <text:list-item>
          <text:p text:style-name="P4">Affichez les produits, fournisseurs et unités en stock pour <text:s/>les produits qui ont un stock inférieur à la moyenne des stocks des produits pour le même fournisseur</text:p>
        </text:list-item>
        <text:list-item>
          <text:p text:style-name="P4">Affichez les employés avec leur salaire et le % par rapport au total de la masse salariale par fonction</text:p>
        </text:list-item>
        <text:list-item>
          <text:p text:style-name="P4">Insérer une nouvelle catégorie de produits nommée "fruits et légumes", en respectant la contrainte </text:p>
        </text:list-item>
        <text:list-item>
          <text:p text:style-name="P4">Créer un nouveau fournisseur "Grandma" (NO_FOURNISSEUR = 30) avec les mêmes coordonnées que le fournisseur "Grandma Kelly's Homestead</text:p>
        </text:list-item>
        <text:list-item>
          <text:p text:style-name="P4">Attribuer les produits de "Grandma Kelly's Homestead" au nouveau fournisseur créé "Grandma"</text:p>
        </text:list-item>
        <text:list-item>
          <text:p text:style-name="P4">Supprimez l'ancien fournisseur "Grandma Kelly's Homestead"</text:p>
        </text:list-item>
        <text:list-item>
          <text:p text:style-name="P4">Créez une table pays avec 2 champs : code pays (4 caractères, clé primaire), nom pays (40 caractères maximum) </text:p>
        </text:list-item>
        <text:list-item>
          <text:p text:style-name="P4">Ajoutez une colonne courriel (75 caractères possibles) à la table CLIENTS. Puis modifiez la pour passer à 60 caractères. Pour finir, supprimez cette colonne</text:p>
        </text:list-item>
        <text:list-item>
          <text:p text:style-name="P4">Créez une vue qui affiche le nom de la société, l’adresse, le téléphone et la ville des clients qui habitent à Toulouse, Strasbourg, Nantes ou Marseille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3M26S</meta:editing-duration>
    <meta:editing-cycles>4</meta:editing-cycles>
    <meta:generator>OpenOffice/4.1.6$Win32 OpenOffice.org_project/416m1$Build-9790</meta:generator>
    <dc:date>2020-09-03T12:03:54.42</dc:date>
    <dc:creator>Alexandre ALLEOS</dc:creator>
    <meta:document-statistic meta:table-count="0" meta:image-count="0" meta:object-count="0" meta:page-count="2" meta:paragraph-count="54" meta:word-count="848" meta:character-count="4761"/>
    <meta:user-defined meta:name="Info 1"/>
    <meta:user-defined meta:name="Info 2"/>
    <meta:user-defined meta:name="Info 3"/>
    <meta:user-defined meta:name="Info 4"/>
  </office:meta>
</office:document-meta>
</file>